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9f4" officeooo:paragraph-rsid="000c19f4"/>
    </style:style>
    <style:style style:name="P2" style:family="paragraph" style:parent-style-name="Standard">
      <style:text-properties officeooo:rsid="000f2633" officeooo:paragraph-rsid="000f2633"/>
    </style:style>
    <style:style style:name="P3" style:family="paragraph" style:parent-style-name="Standard">
      <style:text-properties officeooo:rsid="000c19f4" officeooo:paragraph-rsid="000f2633"/>
    </style:style>
    <style:style style:name="T1" style:family="text">
      <style:text-properties officeooo:rsid="000da969"/>
    </style:style>
    <style:style style:name="T2" style:family="text">
      <style:text-properties officeooo:rsid="000f26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tion de la bibliothèque tkinter</text:p>
      <text:p text:style-name="P1">Importation de la bibliothèque random</text:p>
      <text:p text:style-name="P1">importation des commandes math <text:span text:style-name="T1">et </text:span>random</text:p>
      <text:p text:style-name="P1"/>
      <text:p text:style-name="P1">PosX est égal à 230</text:p>
      <text:p text:style-name="P1">PosY est égal à 760</text:p>
      <text:p text:style-name="P1">longueur est égal à 820</text:p>
      <text:p text:style-name="P1">largeur est égal à 480</text:p>
      <text:p text:style-name="P1">rayon est égal à 24</text:p>
      <text:p text:style-name="P1">score est égal à 0</text:p>
      <text:p text:style-name="P1">vitesse1 est égal à un nombre aléatoire compris entre 1,8 et 2 puis multiplié par trois</text:p>
      <text:p text:style-name="P1">angle1 est égal à un nombre aléatoire compris entre 0 et 2 multiplié par pi</text:p>
      <text:p text:style-name="P1">DX1 est égal à vitesse1 multiplié par le cosinus de angle1</text:p>
      <text:p text:style-name="P1">DY1 est égal à vitesse1 multiplié par le sinus de angle1</text:p>
      <text:p text:style-name="P1">X1 est égal à largeur divisé par 2</text:p>
      <text:p text:style-name="P1">Y1 est égal à 0</text:p>
      <text:p text:style-name="P1">vitesse2 est égal à un nombre aléatoire compris entre 1,8 et 2 puis multiplié par trois</text:p>
      <text:p text:style-name="P1">angle2 est égal à un nombre aléatoire compris entre 0 et 2 multiplié par pi</text:p>
      <text:p text:style-name="P1">DX2 est égal à vitesse2 multiplié par le cosinus de angle2</text:p>
      <text:p text:style-name="P1">DY2 est égal à vitesse2 multiplié par le sinus de angle2</text:p>
      <text:p text:style-name="P1">X2 est égal à largeur divisé par 2</text:p>
      <text:p text:style-name="P1">Y2 est égal à 0</text:p>
      <text:p text:style-name="P1">vitesse3 est égal à un nombre aléatoire compris entre 1,8 et 2 puis multiplié par trois</text:p>
      <text:p text:style-name="P1">angle3 est égal à un nombre aléatoire compris entre 0 et 2 multiplié par pi</text:p>
      <text:p text:style-name="P1">DX3 est égal à vitesse3 multiplié par le cosinus de angle3</text:p>
      <text:p text:style-name="P1">DY3 est égal à vitesse3 multiplié par le sinus de angle3</text:p>
      <text:p text:style-name="P1">X3 est égal à largeur divisé par 2</text:p>
      <text:p text:style-name="P1">Y3 est égal à 0</text:p>
      <text:p text:style-name="P1">vitesse4 est égal à un nombre aléatoire compris entre 1,8 et 2 puis multiplié par trois</text:p>
      <text:p text:style-name="P1">angle4 est égal à un nombre aléatoire compris entre 0 et 2 multiplié par pi</text:p>
      <text:p text:style-name="P1">DX4 est égal à vitesse4 multiplié par le cosinus de angle4</text:p>
      <text:p text:style-name="P1">DY4 est égal à vitesse4 multiplié par le sinus de angle4</text:p>
      <text:p text:style-name="P1">X4 est égal à largeur divisé par 2</text:p>
      <text:p text:style-name="P1">Y4 est égal à 0</text:p>
      <text:p text:style-name="P1">vitesse5 est égal à un nombre aléatoire compris entre 1,8 et 2 puis multiplié par trois</text:p>
      <text:p text:style-name="P1">angle5 est égal à un nombre aléatoire compris entre 0 et 2 multiplié par pi</text:p>
      <text:p text:style-name="P1">DX5 est égal à vitesse5 multiplié par le cosinus de angle5</text:p>
      <text:p text:style-name="P1">DY5 est égal à vitesse5 multiplié par le sinus de angle5</text:p>
      <text:p text:style-name="P1">X5 est égal à largeur divisé par 2</text:p>
      <text:p text:style-name="P1">Y5 est égal à 0</text:p>
      <text:p text:style-name="P1"/>
      <text:p text:style-name="P1">définition de la commande Clic contenant event :</text:p>
      <text:p text:style-name="P1"><text:tab/>X est égal à la position X du clic</text:p>
      <text:p text:style-name="P1"><text:tab/>Y est égal à la position Y du clic</text:p>
      <text:p text:style-name="P1"><text:tab/>si X est compris entre 205 et 275 <text:span text:style-name="T1">inclus </text:span>et Y entre 304 et 336 <text:span text:style-name="T1">inclus</text:span></text:p>
      <text:p text:style-name="P1"><text:tab/><text:tab/>supprimer le bouton jouer</text:p>
      <text:p text:style-name="P1"><text:tab/><text:tab/>supprimer le bouton quitter</text:p>
      <text:p text:style-name="P1"><text:tab/><text:tab/>lancer la commande play</text:p>
      <text:p text:style-name="P1"><text:tab/>si X est compris entre 205 et 275 <text:span text:style-name="T1">inclus</text:span> et Y entre 624 et 656 <text:span text:style-name="T1">inclus</text:span></text:p>
      <text:p text:style-name="P1"><text:tab/><text:tab/>détruire la fenêtre</text:p>
      <text:p text:style-name="P1"/>
      <text:p text:style-name="P1">définition de la commande deplacement contenant event :</text:p>
      <text:p text:style-name="P1"><text:soft-page-break/><text:tab/>introduction de PosX pour la commande deplacement</text:p>
      <text:p text:style-name="P1"><text:tab/>touche est égal à la touche du clavier sur laquelle l’utilisateur appuie</text:p>
      <text:p text:style-name="P1"><text:tab/>si touche est égal à <text:span text:style-name="T1">droite</text:span> et que PosX est inférieur à largeur moins 25 <text:span text:style-name="T1">inclus</text:span></text:p>
      <text:p text:style-name="P1"><text:tab/><text:tab/>PosX est égal à PosX plus 10</text:p>
      <text:p text:style-name="P1"><text:tab/>si touche est égal à <text:span text:style-name="T1">gauche</text:span> et que PosX est <text:span text:style-name="T1">supérieur</text:span> à largeur <text:span text:style-name="T1">plus</text:span> 25 <text:span text:style-name="T1">inclus</text:span></text:p>
      <text:p text:style-name="P1"><text:tab/><text:tab/>PosX est égal à PosX <text:span text:style-name="T1">moins </text:span>10</text:p>
      <text:p text:style-name="P1"><text:tab/><text:span text:style-name="T2">dessiner le dino aux coordonnées PosX et PosY</text:span></text:p>
      <text:p text:style-name="P1"/>
      <text:p text:style-name="P2">définition de la commande jouer :</text:p>
      <text:p text:style-name="P2"><text:tab/>lancer la commande m1</text:p>
      <text:p text:style-name="P2"><text:tab/>lancer la commande m2</text:p>
      <text:p text:style-name="P2"><text:tab/>lancer la commande m3</text:p>
      <text:p text:style-name="P2"><text:tab/>lancer la commande m4</text:p>
      <text:p text:style-name="P2"><text:tab/>lancer la commande m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55:54.202000000</meta:creation-date>
    <dc:date>2019-05-22T08:48:09.561000000</dc:date>
    <meta:editing-duration>PT13M39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62" meta:word-count="556" meta:character-count="2807" meta:non-whitespace-character-count="2287"/>
  </office:meta>
</office:document-meta>
</file>